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4" table:default-cell-style-name="ce2"/>
        <table:table-row table:style-name="ro1">
          <table:table-cell table:number-columns-repeated="4"/>
          <table:table-cell table:style-name="ce1" office:value-type="string" calcext:value-type="string">
            <text:p>Offset vs 0 mm with different gaps / mm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Width / mm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U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" calcext:value-type="float">
            <text:p>0.0</text:p>
          </table:table-cell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office:value-type="string" calcext:value-type="string">
            <text:p>1.25U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[.C3]+([.$E$2]*[.A4])" office:value-type="float" office:value="19" calcext:value-type="float">
            <text:p>19.0</text:p>
          </table:table-cell>
          <table:table-cell table:formula="of:=[.C3]+([.$F$2]*[.A4])" office:value-type="float" office:value="20" calcext:value-type="float">
            <text:p>20.0</text:p>
          </table:table-cell>
          <table:table-cell table:formula="of:=[.C3]+([.$G$2]*[.A4])" office:value-type="float" office:value="23" calcext:value-type="float">
            <text:p>23.0</text:p>
          </table:table-cell>
          <table:table-cell table:formula="of:=[.C3]+([.$H$2]*[.A4])" office:value-type="float" office:value="28" calcext:value-type="float">
            <text:p>28.0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1.5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C3:.C4])+([.$E$2]*[.A5])" office:value-type="float" office:value="42.5" calcext:value-type="float">
            <text:p>42.5</text:p>
          </table:table-cell>
          <table:table-cell table:formula="of:=SUM([.C3:.C4])+([.$F$2]*[.A5])" office:value-type="float" office:value="44.5" calcext:value-type="float">
            <text:p>44.5</text:p>
          </table:table-cell>
          <table:table-cell table:formula="of:=SUM([.C3:.C4])+([.$G$2]*[.A5])" office:value-type="float" office:value="50.5" calcext:value-type="float">
            <text:p>50.5</text:p>
          </table:table-cell>
          <table:table-cell table:formula="of:=SUM([.C3:.C4])+([.$H$2]*[.A5])" office:value-type="float" office:value="60.5" calcext:value-type="float">
            <text:p>60.5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1.75U</text:p>
          </table:table-cell>
          <table:table-cell office:value-type="float" office:value="32.5" calcext:value-type="float">
            <text:p>32.5</text:p>
          </table:table-cell>
          <table:table-cell/>
          <table:table-cell table:formula="of:=SUM([.C3:.C5])+([.$E$2]*[.A6])" office:value-type="float" office:value="70.5" calcext:value-type="float">
            <text:p>70.5</text:p>
          </table:table-cell>
          <table:table-cell table:formula="of:=SUM([.C3:.C5])+([.$F$2]*[.A6])" office:value-type="float" office:value="73.5" calcext:value-type="float">
            <text:p>73.5</text:p>
          </table:table-cell>
          <table:table-cell table:formula="of:=SUM([.C3:.C5])+([.$G$2]*[.A6])" office:value-type="float" office:value="82.5" calcext:value-type="float">
            <text:p>82.5</text:p>
          </table:table-cell>
          <table:table-cell table:formula="of:=SUM([.C3:.C5])+([.$H$2]*[.A6])" office:value-type="float" office:value="97.5" calcext:value-type="float">
            <text:p>97.5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2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.C3:.C6])+([.$E$2]*[.A7])" office:value-type="float" office:value="104" calcext:value-type="float">
            <text:p>104.0</text:p>
          </table:table-cell>
          <table:table-cell table:formula="of:=SUM([.C3:.C6])+([.$F$2]*[.A7])" office:value-type="float" office:value="108" calcext:value-type="float">
            <text:p>108.0</text:p>
          </table:table-cell>
          <table:table-cell table:formula="of:=SUM([.C3:.C6])+([.$G$2]*[.A7])" office:value-type="float" office:value="120" calcext:value-type="float">
            <text:p>120.0</text:p>
          </table:table-cell>
          <table:table-cell table:formula="of:=SUM([.C3:.C6])+([.$H$2]*[.A7])" office:value-type="float" office:value="140" calcext:value-type="float">
            <text:p>140.0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2.25U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SUM([.C3:.C7])+([.$E$2]*[.A8])" office:value-type="float" office:value="141" calcext:value-type="float">
            <text:p>141.0</text:p>
          </table:table-cell>
          <table:table-cell table:formula="of:=SUM([.C3:.C7])+([.$F$2]*[.A8])" office:value-type="float" office:value="146" calcext:value-type="float">
            <text:p>146.0</text:p>
          </table:table-cell>
          <table:table-cell table:formula="of:=SUM([.C3:.C7])+([.$G$2]*[.A8])" office:value-type="float" office:value="161" calcext:value-type="float">
            <text:p>161.0</text:p>
          </table:table-cell>
          <table:table-cell table:formula="of:=SUM([.C3:.C7])+([.$H$2]*[.A8])" office:value-type="float" office:value="186" calcext:value-type="float">
            <text:p>186.0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2.75U</text:p>
          </table:table-cell>
          <table:table-cell office:value-type="float" office:value="51.5" calcext:value-type="float">
            <text:p>51.5</text:p>
          </table:table-cell>
          <table:table-cell/>
          <table:table-cell table:formula="of:=SUM([.C3:.C8])+([.$E$2]*[.A9])" office:value-type="float" office:value="184.5" calcext:value-type="float">
            <text:p>184.5</text:p>
          </table:table-cell>
          <table:table-cell table:formula="of:=SUM([.C3:.C8])+([.$F$2]*[.A9])" office:value-type="float" office:value="190.5" calcext:value-type="float">
            <text:p>190.5</text:p>
          </table:table-cell>
          <table:table-cell table:formula="of:=SUM([.C3:.C8])+([.$G$2]*[.A9])" office:value-type="float" office:value="208.5" calcext:value-type="float">
            <text:p>208.5</text:p>
          </table:table-cell>
          <table:table-cell table:formula="of:=SUM([.C3:.C8])+([.$H$2]*[.A9])" office:value-type="float" office:value="238.5" calcext:value-type="float">
            <text:p>238.5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string" calcext:value-type="string">
            <text:p>3U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M([.C3:.C9])+([.$E$2]*[.A10])" office:value-type="float" office:value="237" calcext:value-type="float">
            <text:p>237.0</text:p>
          </table:table-cell>
          <table:table-cell table:formula="of:=SUM([.C3:.C9])+([.$F$2]*[.A10])" office:value-type="float" office:value="244" calcext:value-type="float">
            <text:p>244.0</text:p>
          </table:table-cell>
          <table:table-cell table:formula="of:=SUM([.C3:.C9])+([.$G$2]*[.A10])" office:value-type="float" office:value="265" calcext:value-type="float">
            <text:p>265.0</text:p>
          </table:table-cell>
          <table:table-cell table:formula="of:=SUM([.C3:.C9])+([.$H$2]*[.A10])" office:value-type="float" office:value="300" calcext:value-type="float">
            <text:p>300.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Table above is for seeing what spacings will work between the keycap labels.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E.g.: if you have a 15 cm ruler, you can fit labels up to 2U on one side, with a 1mm or 2mm spacing.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Width data from <text:a xlink:href="https://zekth.github.io/keycap-ruler/" xlink:type="simple">https://zekth.github.io/keycap-ruler/</text:a> (thanks!)</text:p>
          </table:table-cell>
          <table:table-cell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2:30:02.670733935</meta:creation-date>
    <dc:date>2023-03-01T12:40:38.349342336</dc:date>
    <meta:editing-duration>PT5M34S</meta:editing-duration>
    <meta:editing-cycles>3</meta:editing-cycles>
    <meta:generator>LibreOffice/7.3.7.2$Linux_X86_64 LibreOffice_project/30$Build-2</meta:generator>
    <meta:document-statistic meta:table-count="1" meta:cell-count="67" meta:object-count="0"/>
  </office:meta>
</office:document-meta>
</file>